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swiss"/>
    <style:font-face style:name="Times New Roman" svg:font-family="'Times New Roman'" style:font-family-generic="swiss"/>
    <style:font-face style:name="Akkadian" svg:font-family="Akkadian" style:font-family-generic="roman" style:font-pitch="variable"/>
    <style:font-face style:name="Akkadian:ornm" svg:font-family="Akkadian:ornm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Calibri:onum" svg:font-family="Calibri:onum" style:font-family-generic="swiss" style:font-pitch="variable"/>
    <style:font-face style:name="Calibri:smcp" svg:font-family="Calibri:smcp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kkadian" fo:font-size="13pt" officeooo:paragraph-rsid="000a6f9a" style:font-size-asian="13pt" style:font-name-complex="Akkadian" style:font-size-complex="13pt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  <style:text-properties style:font-name="Akkadian" fo:font-size="13pt" officeooo:paragraph-rsid="001222f2" style:font-size-asian="13pt" style:font-name-complex="Akkadian" style:font-size-complex="13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fo:font-size="13pt" officeooo:paragraph-rsid="0006805b" style:font-size-asian="13pt" style:font-size-complex="13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 Light" fo:font-size="11pt" fo:language="en" fo:country="US" officeooo:rsid="000c7289" officeooo:paragraph-rsid="000c7289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 Light" fo:font-size="11pt" fo:language="en" fo:country="US" officeooo:rsid="0006805b" officeooo:paragraph-rsid="0006805b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 Light" fo:font-size="11pt" officeooo:rsid="0006805b" officeooo:paragraph-rsid="0006805b" style:font-size-asian="11pt" style:font-size-complex="11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Calibri Light" officeooo:paragraph-rsid="0006805b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Calibri Light" fo:font-size="9pt" fo:language="en" fo:country="US" officeooo:paragraph-rsid="0006805b" style:font-size-asian="9pt" style:font-size-complex="9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Calibri Light" fo:font-size="9pt" fo:language="en" fo:country="US" officeooo:paragraph-rsid="0006805b" style:font-size-asian="7.84999990463257pt" style:font-size-complex="9pt"/>
    </style:style>
    <style:style style:name="P10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fo:color="#0000cd" fo:font-size="44pt" fo:language="en" fo:country="US" officeooo:rsid="0015b667" officeooo:paragraph-rsid="0015b667" style:font-size-asian="44pt" style:font-size-complex="44pt"/>
    </style:style>
    <style:style style:name="P11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officeooo:paragraph-rsid="0015b667"/>
    </style:style>
    <style:style style:name="P12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officeooo:paragraph-rsid="0018c39e"/>
    </style:style>
    <style:style style:name="P13" style:family="paragraph" style:parent-style-name="Βασικό">
      <style:paragraph-properties fo:margin-top="0cm" fo:margin-bottom="0cm" loext:contextual-spacing="false" fo:line-height="100%" fo:text-align="start" style:justify-single-word="false"/>
      <style:text-properties style:font-name="Calibri Light1" fo:font-size="12pt" fo:language="en" fo:country="US" officeooo:rsid="00abd4f4" officeooo:paragraph-rsid="00145e4f" style:font-size-asian="12pt" style:font-size-complex="12pt"/>
    </style:style>
    <style:style style:name="P14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style:font-name="Calibri Light1" fo:font-size="12pt" fo:language="en" fo:country="US" officeooo:paragraph-rsid="00145e4f" style:font-size-asian="12pt" style:font-size-complex="12pt"/>
    </style:style>
    <style:style style:name="P15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style:font-name="Calibri Light1" fo:font-size="13pt" fo:language="en" fo:country="US" officeooo:rsid="00351fda" officeooo:paragraph-rsid="00145e4f" style:font-size-asian="13pt" style:font-size-complex="13pt"/>
    </style:style>
    <style:style style:name="P16" style:family="paragraph" style:parent-style-name="Βασικό">
      <style:paragraph-properties fo:margin-left="1cm" fo:margin-right="0cm" fo:line-height="100%" fo:text-indent="-1cm" style:auto-text-indent="false">
        <style:tab-stops/>
      </style:paragraph-properties>
      <style:text-properties officeooo:paragraph-rsid="0006805b"/>
    </style:style>
    <style:style style:name="P17" style:family="paragraph" style:parent-style-name="Βασικό">
      <style:paragraph-properties fo:margin-left="1cm" fo:margin-right="0cm" fo:line-height="100%" fo:text-indent="-1cm" style:auto-text-indent="false">
        <style:tab-stops/>
      </style:paragraph-properties>
      <style:text-properties officeooo:paragraph-rsid="000c7289"/>
    </style:style>
    <style:style style:name="P18" style:family="paragraph" style:parent-style-name="Βασικό">
      <style:paragraph-properties fo:margin-left="1cm" fo:margin-right="0cm" fo:line-height="100%" fo:text-indent="-1cm" style:auto-text-indent="false">
        <style:tab-stops/>
      </style:paragraph-properties>
      <style:text-properties style:font-name="Calibri1" fo:font-size="11pt" fo:language="en" fo:country="US" officeooo:paragraph-rsid="00118a81" style:font-size-asian="11pt" style:font-size-complex="11pt"/>
    </style:style>
    <style:style style:name="P19" style:family="paragraph" style:parent-style-name="Βασικό">
      <style:paragraph-properties fo:margin-left="1cm" fo:margin-right="0cm" fo:margin-top="0cm" fo:margin-bottom="0cm" loext:contextual-spacing="false" fo:line-height="100%" fo:text-indent="-1cm" style:auto-text-indent="false">
        <style:tab-stops/>
      </style:paragraph-properties>
      <style:text-properties officeooo:paragraph-rsid="000c7289"/>
    </style:style>
    <style:style style:name="P20" style:family="paragraph" style:parent-style-name="Standard">
      <style:paragraph-properties fo:margin-left="1cm" fo:margin-right="0cm" fo:margin-top="0cm" fo:margin-bottom="0cm" loext:contextual-spacing="false" fo:line-height="100%" fo:text-align="justify" style:justify-single-word="false" fo:text-indent="-1cm" style:auto-text-indent="false">
        <style:tab-stops/>
      </style:paragraph-properties>
      <style:text-properties officeooo:paragraph-rsid="000c7289"/>
    </style:style>
    <style:style style:name="P21" style:family="paragraph" style:parent-style-name="Βασικό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 style:page-number="auto" fo:background-color="transparent">
        <style:tab-stops/>
      </style:paragraph-properties>
      <style:text-properties fo:color="#191970" style:font-name="Akkadian:ornm" fo:font-size="48pt" fo:language="en" fo:country="US" officeooo:rsid="0009c618" officeooo:paragraph-rsid="0015b667" fo:background-color="transparent" style:font-size-asian="48pt" style:font-size-complex="48pt" style:font-weight-complex="bold" fo:hyphenate="false" fo:hyphenation-remain-char-count="2" fo:hyphenation-push-char-count="2"/>
    </style:style>
    <style:style style:name="P22" style:family="paragraph" style:parent-style-name="Βασικό" style:master-page-name="Standard">
      <style:paragraph-properties fo:margin-top="0cm" fo:margin-bottom="0cm" loext:contextual-spacing="false" fo:line-height="100%" fo:text-align="start" style:justify-single-word="false" style:page-number="auto" fo:break-before="page"/>
      <style:text-properties style:font-name="Calibri Light1" fo:font-size="12pt" fo:language="en" fo:country="US" officeooo:rsid="00abd4f4" officeooo:paragraph-rsid="00145e4f" style:font-size-asian="12pt" style:font-size-complex="12pt"/>
    </style:style>
    <style:style style:name="T1" style:family="text">
      <style:text-properties style:font-name="Akkadian" style:font-name-complex="Akkadian"/>
    </style:style>
    <style:style style:name="T2" style:family="text">
      <style:text-properties style:font-name="Calibri1" fo:font-size="12pt" fo:language="en" fo:country="US" fo:font-weight="normal" style:letter-kerning="true" style:font-size-asian="12pt" style:font-weight-asian="normal" style:font-size-complex="12pt" style:font-weight-complex="normal"/>
    </style:style>
    <style:style style:name="T3" style:family="text">
      <style:text-properties style:font-name="Calibri:onum" fo:font-size="12pt" fo:language="en" fo:country="US" fo:font-weight="normal" style:letter-kerning="true" style:font-size-asian="12pt" style:font-weight-asian="normal" style:font-size-complex="12pt" style:font-weight-complex="normal"/>
    </style:style>
    <style:style style:name="T4" style:family="text">
      <style:text-properties style:font-name="Calibri:onum" fo:font-size="12pt" fo:language="en" fo:country="US" fo:font-weight="normal" officeooo:rsid="01068d98" style:letter-kerning="true" style:font-size-asian="12pt" style:font-weight-asian="normal" style:font-size-complex="12pt" style:font-weight-complex="normal"/>
    </style:style>
    <style:style style:name="T5" style:family="text">
      <style:text-properties style:font-name="Calibri:onum" fo:font-size="12pt" fo:language="en" fo:country="US" fo:font-weight="normal" officeooo:rsid="002d6133" style:letter-kerning="true" style:font-size-asian="12pt" style:font-weight-asian="normal" style:font-size-complex="12pt" style:font-weight-complex="normal"/>
    </style:style>
    <style:style style:name="T6" style:family="text">
      <style:text-properties style:font-name="Calibri:onum" fo:font-size="12pt" fo:language="en" fo:country="US" fo:font-weight="normal" officeooo:rsid="0073b80a" style:letter-kerning="true" style:font-size-asian="12pt" style:font-weight-asian="normal" style:font-size-complex="12pt" style:font-weight-complex="normal"/>
    </style:style>
    <style:style style:name="T7" style:family="text">
      <style:text-properties style:font-name="Calibri:onum" fo:font-size="12pt" fo:language="en" fo:country="US" fo:font-weight="normal" officeooo:rsid="001a1455" style:letter-kerning="true" style:font-size-asian="12pt" style:font-weight-asian="normal" style:font-size-complex="12pt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6805b"/>
    </style:style>
    <style:style style:name="T10" style:family="text">
      <style:text-properties fo:language="en" fo:country="US" officeooo:rsid="00076bb1"/>
    </style:style>
    <style:style style:name="T11" style:family="text">
      <style:text-properties fo:language="en" fo:country="US" officeooo:rsid="001222f2"/>
    </style:style>
    <style:style style:name="T12" style:family="text">
      <style:text-properties style:use-window-font-color="true" style:font-name="Calibri:smcp" fo:font-size="8pt" fo:language="fr" fo:country="FR" style:text-underline-style="none" fo:font-weight="normal" officeooo:rsid="00557358" style:letter-kerning="true" style:font-size-asian="8pt" style:font-weight-asian="normal" style:font-size-complex="8pt" style:font-weight-complex="normal"/>
    </style:style>
    <style:style style:name="T13" style:family="text">
      <style:text-properties style:use-window-font-color="true" style:font-name="Calibri:smcp" fo:font-size="9pt" fo:language="en" fo:country="US" fo:font-weight="normal" officeooo:rsid="00557358" style:letter-kerning="true" style:font-size-asian="9pt" style:font-weight-asian="normal" style:font-size-complex="9pt" style:font-weight-complex="normal"/>
    </style:style>
    <style:style style:name="T14" style:family="text">
      <style:text-properties style:use-window-font-color="true" style:font-name="Calibri:onum" fo:font-size="9pt" fo:language="en" fo:country="US" fo:font-weight="normal" officeooo:rsid="010c69f5" style:letter-kerning="true" style:font-size-asian="9pt" style:font-weight-asian="normal" style:font-size-complex="9pt" style:font-weight-complex="normal"/>
    </style:style>
    <style:style style:name="T15" style:family="text">
      <style:text-properties style:use-window-font-color="true" style:font-name="Calibri:onum" fo:font-size="9pt" fo:language="en" fo:country="US" fo:font-weight="normal" officeooo:rsid="0018d778" style:letter-kerning="true" style:font-size-asian="9pt" style:font-weight-asian="normal" style:font-size-complex="9pt" style:font-weight-complex="normal"/>
    </style:style>
    <style:style style:name="T16" style:family="text">
      <style:text-properties style:use-window-font-color="true" style:font-name="Calibri:onum" fo:font-size="9pt" fo:language="en" fo:country="US" fo:font-weight="normal" officeooo:rsid="00557358" style:letter-kerning="true" style:font-size-asian="9pt" style:font-weight-asian="normal" style:font-size-complex="9pt" style:font-weight-complex="normal"/>
    </style:style>
    <style:style style:name="T17" style:family="text">
      <style:text-properties style:use-window-font-color="true" style:font-name="Calibri:onum" fo:font-size="9pt" fo:language="en" fo:country="US" fo:font-weight="normal" officeooo:rsid="0032469a" style:letter-kerning="true" style:font-size-asian="9pt" style:font-weight-asian="normal" style:font-size-complex="9pt" style:font-weight-complex="normal"/>
    </style:style>
    <style:style style:name="T18" style:family="text">
      <style:text-properties style:use-window-font-color="true" style:font-name="Calibri:onum" fo:font-size="9pt" fo:language="fr" fo:country="FR" style:text-underline-style="none" fo:font-weight="normal" officeooo:rsid="00557358" style:letter-kerning="true" style:font-size-asian="9pt" style:font-weight-asian="normal" style:font-size-complex="9pt" style:font-weight-complex="normal"/>
    </style:style>
    <style:style style:name="T19" style:family="text">
      <style:text-properties style:use-window-font-color="true" style:font-name="Calibri Light" fo:font-size="9pt" fo:language="en" fo:country="US" style:text-underline-style="none" style:font-size-asian="9pt" style:font-size-complex="9pt"/>
    </style:style>
    <style:style style:name="T20" style:family="text">
      <style:text-properties style:use-window-font-color="true" style:font-name="Calibri Light" fo:font-size="9pt" fo:language="en" fo:country="US" style:text-underline-style="none" officeooo:rsid="00352dc2" style:font-size-asian="9pt" style:font-size-complex="9pt"/>
    </style:style>
    <style:style style:name="T21" style:family="text">
      <style:text-properties style:use-window-font-color="true" style:font-name="Calibri Light" fo:font-size="9pt" fo:language="en" fo:country="US" style:text-underline-style="none" officeooo:rsid="00118a81" style:font-size-asian="9pt" style:font-name-complex="Arial2" style:font-size-complex="9pt"/>
    </style:style>
    <style:style style:name="T22" style:family="text">
      <style:text-properties style:use-window-font-color="true" style:font-name="Calibri Light" fo:font-size="9pt" fo:language="en" fo:country="US" style:text-underline-style="none" officeooo:rsid="00352dc2" style:font-size-asian="9pt" style:font-name-complex="Arial2" style:font-size-complex="9pt"/>
    </style:style>
    <style:style style:name="T23" style:family="text">
      <style:text-properties style:use-window-font-color="true" fo:font-size="11pt" fo:language="en" fo:country="US" style:font-size-asian="11pt" style:font-size-complex="11pt"/>
    </style:style>
    <style:style style:name="T24" style:family="text">
      <style:text-properties style:use-window-font-color="true" fo:font-size="11pt" fo:language="en" fo:country="US" officeooo:rsid="0006805b" style:font-size-asian="11pt" style:font-size-complex="11pt"/>
    </style:style>
    <style:style style:name="T25" style:family="text">
      <style:text-properties fo:color="#000080" style:font-name="Calibri Light1" fo:font-size="12pt" fo:language="en" fo:country="US" style:text-underline-style="none" style:font-size-asian="12pt" style:font-size-complex="12pt"/>
    </style:style>
    <style:style style:name="T26" style:family="text">
      <style:text-properties fo:color="#000080" style:font-name="Calibri Light" fo:font-size="12pt" fo:language="en" fo:country="US" style:text-underline-style="none" style:font-size-asian="12pt" style:font-size-complex="12pt"/>
    </style:style>
    <style:style style:name="T27" style:family="text">
      <style:text-properties fo:font-size="12pt" fo:language="en" fo:country="US" fo:font-weight="normal" style:letter-kerning="true" style:font-size-asian="12pt" style:font-weight-asian="normal" style:font-size-complex="12pt" style:font-weight-complex="normal"/>
    </style:style>
    <style:style style:name="T28" style:family="text">
      <style:text-properties fo:font-size="12pt" fo:language="en" fo:country="US" fo:font-weight="normal" officeooo:rsid="010e3bf4" style:letter-kerning="true" style:font-size-asian="12pt" style:font-weight-asian="normal" style:font-size-complex="12pt" style:font-weight-complex="normal"/>
    </style:style>
    <style:style style:name="T29" style:family="text">
      <style:text-properties fo:font-size="12pt" fo:language="en" fo:country="US" fo:font-weight="normal" officeooo:rsid="0015b667" style:letter-kerning="true" style:font-size-asian="12pt" style:font-weight-asian="normal" style:font-size-complex="12pt" style:font-weight-complex="normal"/>
    </style:style>
    <style:style style:name="T30" style:family="text">
      <style:text-properties officeooo:rsid="0018e47a"/>
    </style:style>
    <style:style style:name="T31" style:family="text">
      <style:text-properties style:font-name="Calibri Light" fo:font-size="11pt" fo:language="en" fo:country="US" style:font-size-asian="11pt" style:font-size-complex="11pt"/>
    </style:style>
    <style:style style:name="T32" style:family="text">
      <style:text-properties officeooo:rsid="001c8e2c"/>
    </style:style>
    <style:style style:name="T33" style:family="text">
      <style:text-properties officeooo:rsid="001de0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3"/>
      <text:p text:style-name="P10">Akk<text:span text:style-name="T33">a</text:span>dian</text:p>
      <text:p text:style-name="P14"/>
      <text:p text:style-name="P14"/>
      <text:p text:style-name="P14"/>
      <text:p text:style-name="P15">S<text:span text:style-name="T32">u</text:span>mero-Akkadian and Earl<text:span text:style-name="T30">y</text:span> Dynastic Cuneiform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1">132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<text:span text:style-name="Προεπιλεγμένη_20_γραμματοσειρά"><text:span text:style-name="T28">Akkadia</text:span></text:span><text:span text:style-name="Προεπιλεγμένη_20_γραμματοσειρά"><text:span text:style-name="T29">n</text:span></text:span><text:span text:style-name="Προεπιλεγμένη_20_γραμματοσειρά"><text:span text:style-name="T27">, </text:span></text:span><text:span text:style-name="Προεπιλεγμένη_20_γραμματοσειρά"><text:span text:style-name="T2">version </text:span></text:span><text:span text:style-name="Προεπιλεγμένη_20_γραμματοσειρά"><text:span text:style-name="T7">13</text:span></text:span><text:span text:style-name="Προεπιλεγμένη_20_γραμματοσειρά"><text:span text:style-name="T4">.</text:span></text:span><text:span text:style-name="Προεπιλεγμένη_20_γραμματοσειρά"><text:span text:style-name="T7">0</text:span></text:span><text:span text:style-name="Προεπιλεγμένη_20_γραμματοσειρά"><text:span text:style-name="T4">0</text:span></text:span><text:span text:style-name="Προεπιλεγμένη_20_γραμματοσειρά"><text:span text:style-name="T3">, </text:span></text:span><text:span text:style-name="Προεπιλεγμένη_20_γραμματοσειρά"><text:span text:style-name="T7">March</text:span></text:span><text:span text:style-name="Προεπιλεγμένη_20_γραμματοσειρά"><text:span text:style-name="T6"> </text:span></text:span><text:span text:style-name="Προεπιλεγμένη_20_γραμματοσειρά"><text:span text:style-name="T3">20</text:span></text:span><text:span text:style-name="Προεπιλεγμένη_20_γραμματοσειρά"><text:span text:style-name="T5">20</text:span></text:span><text:span text:style-name="Προεπιλεγμένη_20_γραμματοσειρά"><text:span text:style-name="T27"><text:line-break/></text:span></text:span><text:span text:style-name="Προεπιλεγμένη_20_γραμματοσειρά"><text:span text:style-name="T14">free strictly</text:span></text:span><text:span text:style-name="Προεπιλεγμένη_20_γραμματοσειρά"><text:span text:style-name="T15"> </text:span></text:span><text:span text:style-name="Προεπιλεγμένη_20_γραμματοσειρά"><text:span text:style-name="T14">for </text:span></text:span><text:span text:style-name="Προεπιλεγμένη_20_γραμματοσειρά"><text:span text:style-name="T15">personal, non-commercial use<text:line-break/></text:span></text:span><text:span text:style-name="Προεπιλεγμένη_20_γραμματοσειρά"><text:span text:style-name="T16">available under the</text:span></text:span><text:span text:style-name="Προεπιλεγμένη_20_γραμματοσειρά"><text:span text:style-name="T17"> </text:span></text:span><text:span text:style-name="Προεπιλεγμένη_20_γραμματοσειρά"><text:span text:style-name="T16">general </text:span></text:span><text:span text:style-name="Προεπιλεγμένη_20_γραμματοσειρά"><text:span text:style-name="T13">ufas</text:span></text:span><text:span text:style-name="Προεπιλεγμένη_20_γραμματοσειρά"><text:span text:style-name="T16"> </text:span></text:span><text:span text:style-name="Υπερ-σύνδεση"><text:span text:style-name="T18">licence<text:line-break/></text:span></text:span><text:span text:style-name="Υπερ-σύνδεση"><text:span text:style-name="T12">Unicode Fonts for Ancient Scripts</text:span></text:span><text:span text:style-name="Προεπιλεγμένη_20_γραμματοσειρά"><text:span text:style-name="T12"><text:line-break/></text:span></text:span><text:span text:style-name="Υπερ-σύνδεση"><text:span text:style-name="T12">George Douros</text:span></text:span></text:p>
      <text:p text:style-name="P11"><text:span text:style-name="Υπερ-σύνδεση"><text:span text:style-name="T25"/></text:span></text:p>
      <text:p text:style-name="P11"><text:span text:style-name="Υπερ-σύνδεση"><text:span text:style-name="T26"/></text:span></text:p>
      <text:p text:style-name="P4"><text:soft-page-break/>Bibliography</text:p>
      <text:p text:style-name="P17"><text:span text:style-name="Προεπιλεγμένη_20_γραμματοσειρά"><text:span text:style-name="T19"/></text:span></text:p>
      <text:p text:style-name="P17"><text:span text:style-name="Προεπιλεγμένη_20_γραμματοσειρά"><text:span text:style-name="T19">UC Berkeley Script Encoding Initiative, “Proposal for Early Dynastic Cuneiform”,</text:span></text:span><text:span text:style-name="Προεπιλεγμένη_20_γραμματοσειρά"><text:span text:style-name="T21"> </text:span></text:span><text:span text:style-name="Υπερ-σύνδεση"><text:span text:style-name="T22">UTC Document Register, 2012</text:span></text:span></text:p>
      <text:p text:style-name="P19"><text:bookmark text:name="OLE_LINK32"/><text:bookmark text:name="OLE_LINK42"/><text:bookmark text:name="OLE_LINK72"/><text:bookmark text:name="OLE_LINK12"/><text:bookmark text:name="OLE_LINK22"/><text:span text:style-name="Προεπιλεγμένη_20_γραμματοσειρά"><text:span text:style-name="T19">Michael Everson, Laura F. Hawkins, “Proposal to encode Proto-Cuneiform in the SMP of the UCS”,</text:span></text:span><text:span text:style-name="Προεπιλεγμένη_20_γραμματοσειρά"><text:span text:style-name="T20"> </text:span></text:span><text:span text:style-name="Υπερ-σύνδεση"><text:span text:style-name="T22">UTC Document Register, 2017</text:span></text:span></text:p>
      <text:p text:style-name="P20"><text:span text:style-name="Προεπιλεγμένη_20_γραμματοσειρά"><text:span text:style-name="T31"/></text:span></text:p>
      <text:p text:style-name="P20"><text:span text:style-name="Προεπιλεγμένη_20_γραμματοσειρά"><text:span text:style-name="T31"/></text:span></text:p>
      <text:p text:style-name="P6"><text:span text:style-name="T9">B</text:span><text:span text:style-name="T8">asic Latin</text:span><text:span text:style-name="T10">, transliteration characters.</text:span><text:span text:style-name="T8"> et al.</text:span></text:p>
      <text:p text:style-name="P18"><text:bookmark text:name="OLE_LINK1"/><text:bookmark text:name="OLE_LINK7"/><text:bookmark text:name="OLE_LINK4"/><text:bookmark text:name="OLE_LINK3"/><text:bookmark text:name="OLE_LINK2"/><text:span text:style-name="Προεπιλεγμένη_20_γραμματοσειρά"><text:span text:style-name="T19"/></text:span></text:p>
      <text:p text:style-name="P1">! " # $ % &amp; ' ( ) * + , - . / 0 1 2 3 4 5 6 7 8 9 : ; &lt; = &gt; ? @ A B C D E F G H I J K L M N O P Q R S T U V W X Y Z [ \ ] ^ _ ` a b c d e f g h i j k l m n o p q r s t u v w x y z { | } ~ ¤ ¦ § « ¬ ‑ ° ± ¶ · » À Á Â È É Ê Ì Í Î × Ù Ú Û à á â è é ê ì í î ÷ ù ú û Ā ā Ē ē Ī ī Ŋ ŋ Ś ś Š š Ū ū ʳ ʻ ʼ ʽ ʾ ʿ ˮ Ḫ ḫ Ṣ ṣ Ṭ ṭ ‐ ‑ ‒ – — ― ‖ ‗ ‘ ’ ‚ ‛ “ ” „ ‟ † ‡ • … ‰ ′ ″ ‴ ‵ ‶ ‷ ‹ › ※ ‼ ⁂ ⁕ ⁗ ₀ ₁ ₂ ₃ ₄ ₅ ₆ ₇ ₈ ₉ ₓ € − ∙ ◌ ⟦ ⟧ ⟨ ⟩ ⸗ ⸢ ⸣ ⸤ ⸥ ⸦ ⸧ ⸨ ⸩ ￼ �</text:p>
      <text:p text:style-name="P5"/>
      <text:p text:style-name="P5"/>
      <text:p text:style-name="P7"><text:span text:style-name="T24">Sumero-</text:span><text:span text:style-name="T23">Akkadian</text:span><text:span text:style-name="T24"> Cuneiform</text:span></text:p>
      <text:p text:style-name="P8"><text:bookmark text:name="OLE_LINK31"/><text:bookmark text:name="OLE_LINK41"/><text:bookmark text:name="OLE_LINK71"/><text:bookmark text:name="OLE_LINK11"/><text:bookmark text:name="OLE_LINK21"/></text:p>
      <text:p text:style-name="P3"><text:span text:style-name="T1">𒀀 𒀁 𒀂 𒀃 𒀄 𒀅 𒀆 𒀇 𒀈 𒀉 𒀊 𒀋 𒀌 𒀍 𒀎 𒀏 𒀐 𒀑 𒀒 𒀓 𒀔 𒀕 𒀖 𒀗 𒀘 𒀙 𒀚 𒀛 𒀜 𒀝 𒀞 𒀟 𒀠 𒀡 𒀢 𒀣 𒀤 𒀥 𒀦 𒀧 𒀨 𒀩 𒀪 𒀫 𒀬 𒀭 𒀮 𒀯 𒀰 𒀱 𒀲 𒀳 𒀴 𒀵 𒀶 𒀷 𒀸 𒀹 𒀺 𒀻 𒀼 𒀽 𒀾 𒀿 𒁀 𒁁 𒁂 𒁃 𒁄 𒁅 𒁆 𒁇 𒁈 𒁉 𒁊 𒁋 𒁌 𒁍 𒁎 𒁏 𒁐 𒁑 𒁒 𒁓 𒁔 𒁕 𒁖 𒁗 𒁘 𒁙 𒁚 𒁛 𒁜 𒁝 𒁞 𒁟 𒁠 𒁡 𒁢 𒁣 𒁤 𒁥 𒁦 𒁧 𒁨 𒁩 𒁪 𒁫 𒁬 𒁭 𒁮 𒁯 𒁰 𒁱 𒁲 𒁳 𒁴 𒁵 𒁶 𒁷 𒁸 𒁹 𒁺 𒁻 𒁼 𒁽 𒁾 𒁿 𒂀 𒂁 𒂂 𒂃 𒂄 𒂅 𒂆 𒂇 𒂈 𒂉 𒂊 𒂋 𒂌 𒂍 𒂎 𒂏 𒂐 𒂑 𒂒 𒂓 𒂔 𒂕 𒂖 𒂗 𒂘 𒂙 𒂚 𒂛 𒂜 𒂝 𒂞 𒂟 𒂠 𒂡 𒂢 𒂣 𒂤 𒂥 𒂦 𒂧 𒂨 𒂩 𒂪 𒂫 𒂬 𒂭 𒂮 𒂯 𒂰 𒂱 𒂲 𒂳 𒂴 𒂵 𒂶 𒂷 𒂸 𒂹 𒂺 𒂻 𒂼 𒂽 𒂾 𒂿 𒃀 𒃁 𒃂 𒃃 𒃄 𒃅 𒃆 𒃇 𒃈 𒃉 𒃊 𒃋 𒃌 𒃍 𒃎 𒃏 𒃐 𒃑 𒃒 𒃓 𒃔 𒃕 𒃖 𒃗 𒃘 𒃙 𒃚 𒃛 𒃜 𒃝 𒃞 𒃟 𒃠 𒃡 𒃢 𒃣 𒃤 𒃥 𒃦 𒃧 𒃨 𒃩 𒃪 𒃫 𒃬 𒃭 𒃮 𒃯 𒃰 𒃱 𒃲 𒃳 𒃴 𒃵 𒃶 𒃷 𒃸 𒃹 𒃺 𒃻 𒃼 𒃽 𒃾 𒃿 𒄀 𒄁 𒄂 𒄃 𒄄 𒄅 𒄆 𒄇 𒄈 𒄉 𒄊 𒄋 𒄌 𒄍 𒄎 𒄏 𒄐 𒄑 𒄒 𒄓 𒄔 𒄕 𒄖 𒄗 𒄘 𒄙 𒄚 𒄛 𒄜 𒄝 𒄞 𒄟 𒄠 𒄡 𒄢 𒄣 𒄤 𒄥 𒄦 𒄧 𒄨 𒄩 𒄪 𒄫 𒄬 𒄭 𒄮 𒄯 𒄰 𒄱 𒄲 𒄳 𒄴 𒄵 𒄶 𒄷 𒄸 𒄹 𒄺 𒄻 𒄼 𒄽 𒄾 𒄿 𒅀 𒅁 𒅂 𒅃 𒅄 𒅅 </text:span><text:soft-page-break/><text:span text:style-name="T1">𒅆 𒅇 𒅈 𒅉 𒅊 𒅋 𒅌 𒅍 𒅎 𒅏 𒅐 𒅑 𒅒 𒅓 𒅔 𒅕 𒅖 𒅗 𒅘 𒅙 𒅚 𒅛 𒅜 𒅝 𒅞 𒅟 𒅠 𒅡 𒅢 𒅣 𒅤 𒅥 𒅦 𒅧 𒅨 𒅩 𒅪 𒅫 𒅬 𒅭 𒅮 𒅯 𒅰 𒅱 𒅲 𒅳 𒅴 𒅵 𒅶 𒅷 𒅸 𒅹 𒅺 𒅻 𒅼 𒅽 𒅾 𒅿 𒆀 𒆁 𒆂 𒆃 𒆄 𒆅 𒆆 𒆇 𒆈 𒆉 𒆊 𒆋 𒆌 𒆍 𒆎 𒆏 𒆐 𒆑 𒆒 𒆓 𒆔 𒆕 𒆖 𒆗 𒆘 𒆙 𒆚 𒆛 𒆜 𒆝 𒆞 𒆟 𒆠 𒆡 𒆢 𒆣 𒆤 𒆥 𒆦 𒆧 𒆨 𒆩 𒆪 𒆫 𒆬 𒆭 𒆮 𒆯 𒆰 𒆱 𒆲 𒆳 𒆴 𒆵 𒆶 𒆷 𒆸 𒆹 𒆺 𒆻 𒆼 𒆽 𒆾 𒆿 𒇀 𒇁 𒇂 𒇃 𒇄 𒇅 𒇆 𒇇 𒇈 𒇉 𒇊 𒇋 𒇌 𒇍 𒇎 𒇏 𒇐 𒇑 𒇒 𒇓 𒇔 𒇕 𒇖 𒇗 𒇘 𒇙 𒇚 𒇛 𒇜 𒇝 𒇞 𒇟 𒇠 𒇡 𒇢 𒇣 𒇤 𒇥 𒇦 𒇧 𒇨 𒇩 𒇪 𒇫 𒇬 𒇭 𒇮 𒇯 𒇰 𒇱 𒇲 𒇳 𒇴 𒇵 𒇶 𒇷 𒇸 𒇹 𒇺 𒇻 𒇼 𒇽 𒇾 𒇿 𒈀 𒈁 𒈂 𒈃 𒈄 𒈅 𒈆 𒈇 𒈈 𒈉 𒈊 𒈋 𒈌 𒈍 𒈎 𒈏 𒈐 𒈑 𒈒 𒈓 𒈔 𒈕 𒈖 𒈗 𒈘 𒈙 𒈚 𒈛 𒈜 𒈝 𒈞 𒈟 𒈠 𒈡 𒈢 𒈣 𒈤 𒈥 𒈦 𒈧 𒈨 𒈩 𒈪 𒈫 𒈬 𒈭 𒈮 𒈯 𒈰 𒈱 𒈲 𒈳 𒈴 𒈵 𒈶 𒈷 𒈸 𒈹 𒈺 𒈻 𒈼 𒈽 𒈾 𒈿 𒉀 𒉁 𒉂 𒉃 𒉄 𒉅 𒉆 𒉇 𒉈 𒉉 𒉊 𒉋 𒉌 𒉍 𒉎 𒉏 𒉐 𒉑 𒉒 𒉓 𒉔 𒉕 𒉖 𒉗 𒉘 𒉙 𒉚 𒉛 𒉜 𒉝 𒉞 𒉟 𒉠 𒉡 𒉢 𒉣 𒉤 𒉥 𒉦 𒉧 𒉨 𒉩 𒉪 𒉫 𒉬 𒉭 𒉮 𒉯 𒉰 𒉱 𒉲 𒉳 𒉴 𒉵 𒉶 𒉷 𒉸 𒉹 𒉺 𒉻 𒉼 𒉽 𒉾 𒉿 𒊀 𒊁 𒊂 𒊃 𒊄 𒊅 𒊆 𒊇 𒊈 𒊉 𒊊 𒊋 𒊌 𒊍 𒊎 𒊏 𒊐 𒊑 𒊒 𒊓 𒊔 𒊕 𒊖 𒊗 𒊘 𒊙 𒊚 𒊛 𒊜 𒊝 𒊞 𒊟 𒊠 𒊡 𒊢 𒊣 𒊤 𒊥 𒊦 𒊧 𒊨 𒊩 𒊪 𒊫 𒊬 𒊭 𒊮 𒊯 𒊰 𒊱 𒊲 𒊳 𒊴 𒊵 𒊶 𒊷 𒊸 𒊹 𒊺 𒊻 𒊼 𒊽 𒊾 𒊿 𒋀 𒋁 𒋂 𒋃 𒋄 𒋅 𒋆 𒋇 𒋈 𒋉 𒋊 𒋋 𒋌 𒋍 𒋎 𒋏 𒋐 𒋑 𒋒 𒋓 𒋔 𒋕 𒋖 𒋗 𒋘 𒋙 𒋚 𒋛 𒋜 𒋝 𒋞 𒋟 𒋠 𒋡 𒋢 𒋣 𒋤 𒋥 𒋦 𒋧 𒋨 𒋩 𒋪 𒋫 𒋬 𒋭 𒋮 𒋯 𒋰 𒋱 𒋲 𒋳 𒋴 𒋵 𒋶 𒋷 𒋸 𒋹 𒋺 𒋻 𒋼 𒋽 𒋾 𒋿 𒌀 𒌁 𒌂 𒌃 𒌄 𒌅 𒌆 𒌇 𒌈 𒌉 𒌊 𒌋 𒌌 𒌍 𒌎 𒌏 𒌐 𒌑 𒌒 𒌓 𒌔 𒌕 𒌖 𒌗 𒌘 𒌙 𒌚 𒌛 𒌜 𒌝 𒌞 𒌟 𒌠 𒌡 𒌢 𒌣 𒌤 𒌥 𒌦 𒌧 𒌨 𒌩 𒌪 𒌫 𒌬 𒌭 𒌮 𒌯 𒌰 𒌱 𒌲 𒌳 𒌴 𒌵 𒌶 𒌷 𒌸 𒌹 𒌺 𒌻 𒌼 𒌽 𒌾 𒌿 𒍀 𒍁 𒍂 𒍃 𒍄 𒍅 𒍆 𒍇 𒍈 𒍉 𒍊 𒍋 𒍌 𒍍 𒍎 𒍏 𒍐 𒍑 𒍒 𒍓 𒍔 𒍕 𒍖 𒍗 𒍘 𒍙 𒍚 𒍛 𒍜 𒍝 𒍞 </text:span><text:soft-page-break/><text:span text:style-name="T1">𒍟 𒍠 𒍡 𒍢 𒍣 𒍤 𒍥 𒍦 𒍧 𒍨 𒍩 𒍪 𒍫 𒍬 𒍭 𒍮 𒍯 𒍰 𒍱 𒍲 𒍳 𒍴 𒍵 𒍶 𒍷 𒍸 𒍹 𒍺 𒍻 𒍼 𒍽 𒍾 𒍿 𒎀 𒎁 𒎂 𒎃 𒎄 𒎅 𒎆 𒎇 𒎈 𒎉 𒎊 𒎋 𒎌 𒎍 𒎎 𒎏 𒎐 𒎑 𒎒 𒎓 𒎔 𒎕 𒎖 𒎗 𒎘 𒎙 𒐀 𒐁 𒐂 𒐃 𒐄 𒐅 𒐆 𒐇 𒐈 𒐉 𒐊 𒐋 𒐌 𒐍 𒐎 𒐏 𒐐 𒐑 𒐒 𒐓 𒐔 𒐕 𒐖 𒐗 𒐘 𒐙 𒐚 𒐛 𒐜 𒐝 𒐞 𒐟 𒐠 𒐡 𒐢 𒐣 𒐤 𒐥 𒐦 𒐧 𒐨 𒐩 𒐪 𒐫 𒐬 𒐭 𒐮 𒐯 𒐰 𒐱 𒐲 𒐳 𒐴 𒐵 𒐶 𒐷 𒐸 𒐹 𒐺 𒐻 𒐼 𒐽 𒐾 𒐿 𒑀 𒑁 𒑂 𒑃 𒑄 𒑅 𒑆 𒑇 𒑈 𒑉 𒑊 𒑋 𒑌 𒑍 𒑎 𒑏 𒑐 𒑑 𒑒 𒑓 𒑔 𒑕 𒑖 𒑗 𒑘 𒑙 𒑚 𒑛 𒑜 𒑝 𒑞 𒑟 𒑠 𒑡 𒑢 𒑣 𒑤 𒑥 𒑦 𒑧 𒑨 𒑩 𒑪 𒑫 𒑬 𒑭 𒑮 𒑰 𒑱 𒑲 𒑳 𒑴</text:span></text:p>
      <text:p text:style-name="P16"><text:span text:style-name="Προεπιλεγμένη_20_γραμματοσειρά"><text:span text:style-name="T31"/></text:span></text:p>
      <text:p text:style-name="P16"><text:span text:style-name="Προεπιλεγμένη_20_γραμματοσειρά"><text:span text:style-name="T31"/></text:span></text:p>
      <text:p text:style-name="P5">Early Dynastic Cuneiform</text:p>
      <text:p text:style-name="P9"><text:bookmark text:name="OLE_LINK311"/><text:bookmark text:name="OLE_LINK411"/><text:bookmark text:name="OLE_LINK711"/><text:bookmark text:name="OLE_LINK111"/><text:bookmark text:name="OLE_LINK211"/></text:p>
      <text:p text:style-name="P2">𒒀 𒒁 𒒂 𒒃 𒒄 𒒅 𒒆 𒒇 𒒈 𒒉 𒒊 𒒋 𒒌 𒒍 𒒎 𒒏 𒒐 𒒑 𒒒 𒒓 𒒔 𒒕 𒒖 𒒗 𒒘 𒒙 𒒚 𒒛 𒒜 𒒝 𒒞 𒒟 𒒠 𒒡 𒒢 𒒣 𒒤 𒒥 𒒦 𒒧 𒒨 𒒩 𒒪 𒒫 𒒬 𒒭 𒒮 𒒯 𒒰 𒒱 𒒲 𒒳 𒒴 𒒵 𒒶 𒒷 𒒸 𒒹 𒒺 𒒻 𒒼 𒒽 𒒾 𒒿 𒓀 𒓁 𒓂 𒓃 𒓄 𒓅 𒓆 𒓇 𒓈 𒓉 𒓊 𒓋 𒓌 𒓍 𒓎 𒓏 𒓐 𒓑 𒓒 𒓓 𒓔 𒓕 𒓖 𒓗 𒓘 𒓙 𒓚 𒓛 𒓜 𒓝 𒓞 𒓟 𒓠 𒓡 𒓢 𒓣 𒓤 𒓥 𒓦 𒓧 𒓨 𒓩 𒓪 𒓫 𒓬 𒓭 𒓮 𒓯 𒓰 𒓱 𒓲 𒓳 𒓴 𒓵 𒓶 𒓷 𒓸 𒓹 𒓺 𒓻 𒓼 𒓽 𒓾 𒓿 𒔀 𒔁 𒔂 𒔃 𒔄 𒔅 𒔆 𒔇 𒔈 𒔉 𒔊 𒔋 𒔌 𒔍 𒔎 𒔏 𒔐 𒔑 𒔒 𒔓 𒔔 𒔕 𒔖 𒔗 𒔘 𒔙 𒔚 𒔛 𒔜 𒔝 𒔞 𒔟 𒔠 𒔡 𒔢 𒔣 𒔤 𒔥 𒔦 𒔧 𒔨 𒔩 𒔪 𒔫 𒔬 𒔭 𒔮 𒔯 𒔰 𒔱 𒔲 𒔳 <text:span text:style-name="T8">𒔴</text:span><text:span text:style-name="T11"> </text:span>𒔶 𒔷 𒔸 𒔹 𒔺 𒔻 𒔼 𒔽 𒔾 𒔿 𒕀 𒕁 𒕂 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swiss"/>
    <style:font-face style:name="Times New Roman" svg:font-family="'Times New Roman'" style:font-family-generic="swiss"/>
    <style:font-face style:name="Akkadian" svg:font-family="Akkadian" style:font-family-generic="roman" style:font-pitch="variable"/>
    <style:font-face style:name="Akkadian:ornm" svg:font-family="Akkadian:ornm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Calibri:onum" svg:font-family="Calibri:onum" style:font-family-generic="swiss" style:font-pitch="variable"/>
    <style:font-face style:name="Calibri:smcp" svg:font-family="Calibri:smcp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l" fo:country="GR" style:letter-kerning="false" style:font-name-asian="Calibri2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l" fo:country="GR" style:letter-kerning="false" style:font-name-asian="Calibri2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24pt" fo:font-weight="bold" style:letter-kerning="true" style:font-name-asian="Calibri2" style:font-family-asian="Calibri" style:font-family-generic-asian="system" style:font-pitch-asian="variable" style:font-size-asian="24pt" style:language-asian="el" style:country-asian="GR" style:font-weight-asian="bold" style:font-name-complex="Times New Roman1" style:font-family-complex="'Times New Roman'" style:font-family-generic-complex="system" style:font-pitch-complex="variable" style:font-size-complex="24pt" style:language-complex="he" style:country-complex="IL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swiss" fo:font-size="13pt" fo:font-weight="bold" style:font-name-asian="Calibri2" style:font-family-asian="Calibri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swiss" fo:font-weight="bold" style:font-name-asian="Calibri2" style:font-family-asian="Calibri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swiss" fo:font-style="italic" fo:font-weight="bold" style:font-name-asian="Calibri2" style:font-family-asian="Calibri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Title" style:family="paragraph" style:paren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swiss" fo:font-size="26pt" fo:letter-spacing="0.009cm" style:letter-kerning="true" style:font-name-asian="Calibri2" style:font-family-asian="Calibri" style:font-family-generic-asian="system" style:font-pitch-asian="variabl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urier New" fo:font-family="'Courier New'" style:font-family-generic="swiss" fo:font-size="10pt" style:font-name-asian="Times New Roman1" style:font-family-asian="'Times New Roman'" style:font-family-generic-asian="system" style:font-pitch-asian="variable" style:font-size-asian="10pt" style:language-asian="el" style:country-asian="GR" style:font-name-complex="Courier New1" style:font-family-complex="'Courier New'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swiss" fo:font-size="10pt" style:font-name-asian="Calibri2" style:font-family-asian="Calibri" style:font-family-generic-asian="system" style:font-pitch-asian="variable" style:font-size-asian="10pt" style:language-asian="el" style:country-asian="GR" style:font-name-complex="Courier New1" style:font-family-complex="'Courier New'" style:font-family-generic-complex="system" style:font-pitch-complex="variable" style:font-size-complex="10pt" style:language-complex="he" style:country-complex="IL"/>
    </style:style>
    <style:style style:name="navbox" style:family="paragraph" style:parent-style-name="Standard" style:default-outline-level="">
      <loext:graphic-properties draw:fill="solid" draw:fill-color="#fdfdfd"/>
      <style:paragraph-properties fo:margin-top="0.494cm" fo:margin-bottom="0.494cm" loext:contextual-spacing="false" fo:line-height="100%" fo:text-align="center" style:justify-single-word="false" fo:background-color="#fdfdfd" fo:padding="0.035cm" fo:border="0.74pt solid #aaaaaa"/>
      <style:text-properties style:font-name="Times New Roman" fo:font-family="'Times New Roman'" style:font-family-generic="swiss" fo:font-size="10.5pt" style:font-name-asian="Calibri2" style:font-family-asian="Calibri" style:font-family-generic-asian="system" style:font-pitch-asian="variable" style:font-size-asian="10.5pt" style:language-asian="el" style:country-asian="GR" style:font-name-complex="Times New Roman1" style:font-family-complex="'Times New Roman'" style:font-family-generic-complex="system" style:font-pitch-complex="variable" style:font-size-complex="10.5pt" style:language-complex="he" style:country-complex="IL"/>
    </style:style>
    <style:style style:name="navbox-inner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navbox-subgroup" style:family="paragraph" style:parent-style-name="Standard" style:default-outline-level="">
      <loext:graphic-properties draw:fill="solid" draw:fill-color="#fdfdfd"/>
      <style:paragraph-properties fo:margin-top="0.494cm" fo:margin-bottom="0.494cm" loext:contextual-spacing="false" fo:line-height="100%" fo:background-color="#fdfdfd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navbox-group" style:family="paragraph" style:parent-style-name="Standard" style:default-outline-level="">
      <style:paragraph-properties fo:margin-top="0.494cm" fo:margin-bottom="0.494cm" loext:contextual-spacing="false" style:line-height-at-least="0.635cm" fo:text-align="center" style:justify-single-word="false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navbox-title" style:family="paragraph" style:parent-style-name="Standard" style:default-outline-level="">
      <loext:graphic-properties draw:fill="solid" draw:fill-color="#ccccff"/>
      <style:paragraph-properties fo:margin-top="0.494cm" fo:margin-bottom="0.494cm" loext:contextual-spacing="false" style:line-height-at-least="0.635cm" fo:text-align="center" style:justify-single-word="false" fo:background-color="#ccccff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navbox-abovebelow" style:family="paragraph" style:parent-style-name="Standard" style:default-outline-level="">
      <loext:graphic-properties draw:fill="solid" draw:fill-color="#ddddff"/>
      <style:paragraph-properties fo:margin-top="0.494cm" fo:margin-bottom="0.494cm" loext:contextual-spacing="false" style:line-height-at-least="0.635cm" fo:text-align="center" style:justify-single-word="false" fo:background-color="#ddddff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navbox-list" style:family="paragraph" style:parent-style-name="Standard" style:default-outline-level="">
      <style:paragraph-properties fo:margin-top="0.494cm" fo:margin-bottom="0.494cm" loext:contextual-spacing="false" style:line-height-at-least="0.762cm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navbox-even" style:family="paragraph" style:parent-style-name="Standard" style:default-outline-level="">
      <loext:graphic-properties draw:fill="solid" draw:fill-color="#f7f7f7"/>
      <style:paragraph-properties fo:margin-top="0.494cm" fo:margin-bottom="0.494cm" loext:contextual-spacing="false" fo:line-height="100%" fo:background-color="#f7f7f7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navbar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0.5pt" style:font-name-asian="Calibri2" style:font-family-asian="Calibri" style:font-family-generic-asian="system" style:font-pitch-asian="variable" style:font-size-asian="10.5pt" style:language-asian="el" style:country-asian="GR" style:font-name-complex="Times New Roman1" style:font-family-complex="'Times New Roman'" style:font-family-generic-complex="system" style:font-pitch-complex="variable" style:font-size-complex="10.5pt" style:language-complex="he" style:country-complex="IL" text:display="none"/>
    </style:style>
    <style:style style:name="collapsebutton" style:family="paragraph" style:parent-style-name="Standard" style:default-outline-level="">
      <style:paragraph-properties fo:margin-left="0.212cm" fo:margin-right="0cm" fo:margin-top="0.494cm" fo:margin-bottom="0.494cm" loext:contextual-spacing="false" fo:line-height="100%" fo:text-align="end" style:justify-single-word="false" fo:text-indent="0cm" style:auto-text-indent="false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w-collapsible-toggle" style:family="paragraph" style:parent-style-name="Standard" style:default-outline-level="">
      <style:paragraph-properties fo:margin-top="0.494cm" fo:margin-bottom="0.494cm" loext:contextual-spacing="false" fo:line-height="100%" fo:text-align="end" style:justify-single-word="false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infobox" style:family="paragraph" style:parent-style-name="Standard" style:default-outline-level="">
      <loext:graphic-properties draw:fill="solid" draw:fill-color="#f9f9f9"/>
      <style:paragraph-properties fo:margin-left="0.423cm" fo:margin-right="0cm" fo:margin-top="0.212cm" fo:margin-bottom="0.212cm" loext:contextual-spacing="false" style:line-height-at-least="0.635cm" fo:text-indent="0cm" style:auto-text-indent="false" fo:background-color="#f9f9f9" fo:padding="0.071cm" fo:border="0.74pt solid #aaaaaa"/>
      <style:text-properties fo:color="#000000" style:font-name="Times New Roman" fo:font-family="'Times New Roman'" style:font-family-generic="swiss" fo:font-size="10.5pt" style:font-name-asian="Calibri2" style:font-family-asian="Calibri" style:font-family-generic-asian="system" style:font-pitch-asian="variable" style:font-size-asian="10.5pt" style:language-asian="el" style:country-asian="GR" style:font-name-complex="Times New Roman1" style:font-family-complex="'Times New Roman'" style:font-family-generic-complex="system" style:font-pitch-complex="variable" style:font-size-complex="10.5pt" style:language-complex="he" style:country-complex="IL"/>
    </style:style>
    <style:style style:name="messagebox" style:family="paragraph" style:parent-style-name="Standard" style:default-outline-level="">
      <loext:graphic-properties draw:fill="solid" draw:fill-color="#f9f9f9"/>
      <style:paragraph-properties fo:margin-top="0cm" fo:margin-bottom="0.423cm" loext:contextual-spacing="false" fo:line-height="100%" fo:background-color="#f9f9f9" fo:padding="0.071cm" fo:border="0.74pt solid #aaaaaa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visualhide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hiddenstructure" style:family="paragraph" style:parent-style-name="Standard" style:default-outline-level="">
      <loext:graphic-properties draw:fill="solid" draw:fill-color="#00ff00"/>
      <style:paragraph-properties fo:margin-top="0.494cm" fo:margin-bottom="0.494cm" loext:contextual-spacing="false" fo:line-height="100%" fo:background-color="#00ff00"/>
      <style:text-properties fo:color="#ff0000"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rellink" style:family="paragraph" style:parent-style-name="Standard" style:default-outline-level="">
      <style:paragraph-properties fo:margin-top="0.494cm" fo:margin-bottom="0.212cm" loext:contextual-spacing="false" fo:line-height="100%"/>
      <style:text-properties style:font-name="Times New Roman" fo:font-family="'Times New Roman'" style:font-family-generic="swiss" fo:font-size="12pt" fo:font-style="italic" style:font-name-asian="Calibri2" style:font-family-asian="Calibri" style:font-family-generic-asian="system" style:font-pitch-asian="variable" style:font-size-asian="12pt" style:language-asian="el" style:country-asian="GR" style:font-style-asian="italic" style:font-name-complex="Times New Roman1" style:font-family-complex="'Times New Roman'" style:font-family-generic-complex="system" style:font-pitch-complex="variable" style:font-size-complex="12pt" style:language-complex="he" style:country-complex="IL" style:font-style-complex="italic"/>
    </style:style>
    <style:style style:name="dablink" style:family="paragraph" style:parent-style-name="Standard" style:default-outline-level="">
      <style:paragraph-properties fo:margin-top="0.494cm" fo:margin-bottom="0.212cm" loext:contextual-spacing="false" fo:line-height="100%"/>
      <style:text-properties style:font-name="Times New Roman" fo:font-family="'Times New Roman'" style:font-family-generic="swiss" fo:font-size="12pt" fo:font-style="italic" style:font-name-asian="Calibri2" style:font-family-asian="Calibri" style:font-family-generic-asian="system" style:font-pitch-asian="variable" style:font-size-asian="12pt" style:language-asian="el" style:country-asian="GR" style:font-style-asian="italic" style:font-name-complex="Times New Roman1" style:font-family-complex="'Times New Roman'" style:font-family-generic-complex="system" style:font-pitch-complex="variable" style:font-size-complex="12pt" style:language-complex="he" style:country-complex="IL" style:font-style-complex="italic"/>
    </style:style>
    <style:style style:name="geo-defaul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geo-dms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geo-dec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geo-nondefaul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geo-multi-punc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longitude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latitude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nowrap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wrap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template-documentation" style:family="paragraph" style:parent-style-name="Standard" style:default-outline-level="">
      <loext:graphic-properties draw:fill="solid" draw:fill-color="#ecfcf4"/>
      <style:paragraph-properties fo:margin-top="0.423cm" fo:margin-bottom="0cm" loext:contextual-spacing="false" fo:line-height="100%" fo:background-color="#ecfcf4" fo:padding="0.423cm" fo:border="0.74pt solid #aaaaaa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w-tag-markers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Arial" fo:font-family="Arial" style:font-family-generic="swiss" fo:font-style="italic" style:font-name-asian="Calibri2" style:font-family-asian="Calibri" style:font-family-generic-asian="system" style:font-pitch-asian="variable" style:language-asian="el" style:country-asian="GR" style:font-style-asian="italic" style:font-name-complex="Arial1" style:font-family-complex="Arial" style:font-family-generic-complex="system" style:font-pitch-complex="variable" style:language-complex="he" style:country-complex="IL" style:font-style-complex="italic"/>
    </style:style>
    <style:style style:name="sysop-show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accountcreator-show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templateeditor-show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autoconfirmed-show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updatedmarker" style:family="paragraph" style:parent-style-name="Standard" style:default-outline-level="">
      <style:paragraph-properties fo:margin-top="0.494cm" fo:margin-bottom="0.494cm" loext:contextual-spacing="false" fo:line-height="100%"/>
      <style:text-properties fo:color="#006400"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portal-column-lef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portal-column-righ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portal-column-left-wide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portal-column-right-narrow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portal-column-left-extra-wide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portal-column-right-extra-narrow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link-https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redirecttext" style:family="paragraph" style:parent-style-name="Standard" style:default-outline-level="">
      <style:paragraph-properties fo:margin-left="0.157cm" fo:margin-right="0.157cm" fo:margin-top="0.157cm" fo:margin-bottom="0.157cm" loext:contextual-spacing="false" fo:line-height="100%" fo:text-indent="0cm" style:auto-text-indent="false"/>
      <style:text-properties style:font-name="Times New Roman" fo:font-family="'Times New Roman'" style:font-family-generic="swiss" fo:font-size="18pt" style:font-name-asian="Calibri2" style:font-family-asian="Calibri" style:font-family-generic-asian="system" style:font-pitch-asian="variable" style:font-size-asian="18pt" style:language-asian="el" style:country-asian="GR" style:font-name-complex="Times New Roman1" style:font-family-complex="'Times New Roman'" style:font-family-generic-complex="system" style:font-pitch-complex="variable" style:font-size-complex="18pt" style:language-complex="he" style:country-complex="IL"/>
    </style:style>
    <style:style style:name="sortkey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standard-talk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imbox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hide-when-compac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tocnumber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selflink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wpb-header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wpb-outside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box-image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box-imagerigh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box-empty-cel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box-text-span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thumbimage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w-title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w-enhanced-rctime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tmbox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letterhead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editlink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editnotice-redlink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ambox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vertical-navbox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etadata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box-tex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inputbox-elemen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navbox-title1" style:family="paragraph" style:parent-style-name="Standard" style:default-outline-level="">
      <loext:graphic-properties draw:fill="solid" draw:fill-color="#ddddff"/>
      <style:paragraph-properties fo:margin-top="0.494cm" fo:margin-bottom="0.494cm" loext:contextual-spacing="false" style:line-height-at-least="0.635cm" fo:text-align="center" style:justify-single-word="false" fo:background-color="#ddddff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navbox-group1" style:family="paragraph" style:parent-style-name="Standard" style:default-outline-level="">
      <loext:graphic-properties draw:fill="solid" draw:fill-color="#e6e6ff"/>
      <style:paragraph-properties fo:margin-top="0.494cm" fo:margin-bottom="0.494cm" loext:contextual-spacing="false" style:line-height-at-least="0.635cm" fo:text-align="center" style:justify-single-word="false" fo:background-color="#e6e6ff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navbox-abovebelow1" style:family="paragraph" style:parent-style-name="Standard" style:default-outline-level="">
      <loext:graphic-properties draw:fill="solid" draw:fill-color="#e6e6ff"/>
      <style:paragraph-properties fo:margin-top="0.494cm" fo:margin-bottom="0.494cm" loext:contextual-spacing="false" style:line-height-at-least="0.635cm" fo:text-align="center" style:justify-single-word="false" fo:background-color="#e6e6ff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navbar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navbar2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navbar3" style:family="paragraph" style:parent-style-name="Standard" style:default-outline-level="">
      <style:paragraph-properties fo:margin-left="0cm" fo:margin-right="0.212cm" fo:margin-top="0.494cm" fo:margin-bottom="0.494cm" loext:contextual-spacing="false" fo:line-height="100%" fo:text-indent="0cm" style:auto-text-indent="false"/>
      <style:text-properties style:font-name="Times New Roman" fo:font-family="'Times New Roman'" style:font-family-generic="swiss" fo:font-size="10.5pt" style:font-name-asian="Calibri2" style:font-family-asian="Calibri" style:font-family-generic-asian="system" style:font-pitch-asian="variable" style:font-size-asian="10.5pt" style:language-asian="el" style:country-asian="GR" style:font-name-complex="Times New Roman1" style:font-family-complex="'Times New Roman'" style:font-family-generic-complex="system" style:font-pitch-complex="variable" style:font-size-complex="10.5pt" style:language-complex="he" style:country-complex="IL" text:display="none"/>
    </style:style>
    <style:style style:name="collapsebutton2" style:family="paragraph" style:parent-style-name="Standard" style:default-outline-level="">
      <style:paragraph-properties fo:margin-left="0.212cm" fo:margin-right="0cm" fo:margin-top="0.494cm" fo:margin-bottom="0.494cm" loext:contextual-spacing="false" fo:line-height="100%" fo:text-align="end" style:justify-single-word="false" fo:text-indent="0cm" style:auto-text-indent="false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w-collapsible-toggle2" style:family="paragraph" style:parent-style-name="Standard" style:default-outline-level="">
      <style:paragraph-properties fo:margin-top="0.494cm" fo:margin-bottom="0.494cm" loext:contextual-spacing="false" fo:line-height="100%" fo:text-align="end" style:justify-single-word="false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standard-talk1" style:family="paragraph" style:parent-style-name="Standard" style:default-outline-level="">
      <loext:graphic-properties draw:fill="solid" draw:fill-color="#f8eaba"/>
      <style:paragraph-properties fo:margin-top="0.064cm" fo:margin-bottom="0.064cm" loext:contextual-spacing="false" fo:line-height="100%" fo:background-color="#f8eaba" fo:padding="0.071cm" fo:border="0.74pt solid #c0c090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imbox1" style:family="paragraph" style:parent-style-name="Standard" style:default-outline-level="">
      <style:paragraph-properties fo:margin-left="-0.212cm" fo:margin-right="-0.212cm" fo:margin-top="0cm" fo:margin-bottom="0cm" loext:contextual-spacing="false" fo:line-height="100%" fo:text-indent="0cm" style:auto-text-indent="false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imbox2" style:family="paragraph" style:parent-style-name="Standard" style:default-outline-level="">
      <style:paragraph-properties fo:margin-left="0.125cm" fo:margin-right="0.125cm" fo:margin-top="0.125cm" fo:margin-bottom="0.125cm" loext:contextual-spacing="false" fo:line-height="100%" fo:text-indent="0cm" style:auto-text-indent="false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tmbox1" style:family="paragraph" style:parent-style-name="Standard" style:default-outline-level="">
      <style:paragraph-properties fo:margin-top="0.064cm" fo:margin-bottom="0.06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box-image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mbox-imageright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mbox-empty-cell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mbox-text1" style:family="paragraph" style:parent-style-name="Standard" style:default-outline-level="">
      <style:paragraph-properties fo:margin-top="0cm" fo:margin-bottom="0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box-text-span1" style:family="paragraph" style:parent-style-name="Standard" style:default-outline-level="">
      <style:paragraph-properties fo:margin-top="0.494cm" fo:margin-bottom="0.494cm" loext:contextual-spacing="false" style:line-height-at-least="0.635cm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box-text-span2" style:family="paragraph" style:parent-style-name="Standard" style:default-outline-level="">
      <style:paragraph-properties fo:margin-top="0.494cm" fo:margin-bottom="0.494cm" loext:contextual-spacing="false" style:line-height-at-least="0.635cm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hide-when-compact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tocnumber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selflink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thumbimage1" style:family="paragraph" style:parent-style-name="Standard" style:default-outline-level="">
      <loext:graphic-properties draw:fill="solid" draw:fill-color="#ffffff"/>
      <style:paragraph-properties fo:margin-top="0.494cm" fo:margin-bottom="0.494cm" loext:contextual-spacing="false" fo:line-height="100%" fo:background-color="#ffffff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wpb-header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wpb-header2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wpb-outside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editnotice-redlink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mw-title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w-title2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mw-enhanced-rctime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letterhead1" style:family="paragraph" style:parent-style-name="Standard" style:default-outline-level="">
      <loext:graphic-properties draw:fill="solid" draw:fill-color="#faf9f2"/>
      <style:paragraph-properties fo:margin-top="0.494cm" fo:margin-bottom="0.494cm" loext:contextual-spacing="false" fo:line-height="100%" fo:background-color="#faf9f2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sortkey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sortkey2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inputbox-element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ambox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navbox1" style:family="paragraph" style:parent-style-name="Standard" style:default-outline-level="">
      <loext:graphic-properties draw:fill="solid" draw:fill-color="#fdfdfd"/>
      <style:paragraph-properties fo:margin-top="0.494cm" fo:margin-bottom="0.494cm" loext:contextual-spacing="false" fo:line-height="100%" fo:text-align="center" style:justify-single-word="false" fo:background-color="#fdfdfd" fo:padding="0.035cm" fo:border="0.74pt solid #aaaaaa"/>
      <style:text-properties style:font-name="Times New Roman" fo:font-family="'Times New Roman'" style:font-family-generic="swiss" fo:font-size="10.5pt" style:font-name-asian="Calibri2" style:font-family-asian="Calibri" style:font-family-generic-asian="system" style:font-pitch-asian="variable" style:font-size-asian="10.5pt" style:language-asian="el" style:country-asian="GR" style:font-name-complex="Times New Roman1" style:font-family-complex="'Times New Roman'" style:font-family-generic-complex="system" style:font-pitch-complex="variable" style:font-size-complex="10.5pt" style:language-complex="he" style:country-complex="IL" text:display="none"/>
    </style:style>
    <style:style style:name="vertical-navbox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dablink1" style:family="paragraph" style:parent-style-name="Standard" style:default-outline-level="">
      <style:paragraph-properties fo:margin-top="0.494cm" fo:margin-bottom="0.212cm" loext:contextual-spacing="false" fo:line-height="100%"/>
      <style:text-properties style:font-name="Times New Roman" fo:font-family="'Times New Roman'" style:font-family-generic="swiss" fo:font-size="12pt" fo:font-style="italic" style:font-name-asian="Calibri2" style:font-family-asian="Calibri" style:font-family-generic-asian="system" style:font-pitch-asian="variable" style:font-size-asian="12pt" style:language-asian="el" style:country-asian="GR" style:font-style-asian="italic" style:font-name-complex="Times New Roman1" style:font-family-complex="'Times New Roman'" style:font-family-generic-complex="system" style:font-pitch-complex="variable" style:font-size-complex="12pt" style:language-complex="he" style:country-complex="IL" style:font-style-complex="italic" text:display="none"/>
    </style:style>
    <style:style style:name="metadata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Calibri2" style:font-family-asian="Calibri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style:language-complex="he" style:country-complex="IL" text:display="none"/>
    </style:style>
    <style:style style:name="HTML_20_Top_20_of_20_Form" style:display-name="HTML Top of Form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fo:font-family="Arial" style:font-family-generic="swiss" fo:font-size="8pt" style:font-name-asian="Calibri2" style:font-family-asian="Calibri" style:font-family-generic-asian="system" style:font-pitch-asian="variable" style:font-size-asian="8pt" style:language-asian="el" style:country-asian="GR" style:font-name-complex="Arial1" style:font-family-complex="Arial" style:font-family-generic-complex="system" style:font-pitch-complex="variable" style:font-size-complex="8pt" style:language-complex="he" style:country-complex="IL" text:display="none"/>
    </style:style>
    <style:style style:name="HTML_20_Bottom_20_of_20_Form" style:display-name="HTML Bottom of Form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a" fo:border-bottom="none"/>
      <style:text-properties style:font-name="Arial" fo:font-family="Arial" style:font-family-generic="swiss" fo:font-size="8pt" style:font-name-asian="Calibri2" style:font-family-asian="Calibri" style:font-family-generic-asian="system" style:font-pitch-asian="variable" style:font-size-asian="8pt" style:language-asian="el" style:country-asian="GR" style:font-name-complex="Arial1" style:font-family-complex="Arial" style:font-family-generic-complex="system" style:font-pitch-complex="variable" style:font-size-complex="8pt" style:language-complex="he" style:country-complex="IL" text:display="none"/>
    </style:style>
    <style:style style:name="Βασικό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Επικεφαλίδα_20_1_20_Char" style:display-name="Επικεφαλίδα 1 Char" style:family="text" style:parent-style-name="Default_20_Paragraph_20_Font">
      <style:text-properties style:font-name="Times New Roman" fo:font-family="'Times New Roman'" style:font-family-generic="swiss" fo:font-size="24pt" fo:font-weight="bold" style:letter-kerning="true" style:font-name-asian="Calibri2" style:font-family-asian="Calibri" style:font-family-generic-asian="system" style:font-pitch-asian="variable" style:font-size-asian="24pt" style:language-asian="el" style:country-asian="GR" style:font-weight-asian="bold" style:font-name-complex="Times New Roman1" style:font-family-complex="'Times New Roman'" style:font-family-generic-complex="system" style:font-pitch-complex="variable" style:font-size-complex="24pt" style:language-complex="he" style:country-complex="IL" style:font-weight-complex="bold"/>
    </style:style>
    <style:style style:name="Επικεφαλίδα_20_2_20_Char" style:display-name="Επικεφαλίδα 2 Char" style:family="text" style:parent-style-name="Default_20_Paragraph_20_Font">
      <style:text-properties fo:color="#4f81bd" style:font-name="Cambria" fo:font-family="Cambria" style:font-family-generic="swiss" fo:font-size="13pt" fo:font-weight="bold" style:font-name-asian="Calibri2" style:font-family-asian="Calibri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Επικεφαλίδα_20_3_20_Char" style:display-name="Επικεφαλίδα 3 Char" style:family="text" style:parent-style-name="Default_20_Paragraph_20_Font">
      <style:text-properties fo:color="#4f81bd" style:font-name="Cambria" fo:font-family="Cambria" style:font-family-generic="swiss" fo:font-weight="bold" style:font-name-asian="Calibri2" style:font-family-asian="Calibri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Επικεφαλίδα_20_4_20_Char" style:display-name="Επικεφαλίδα 4 Char" style:family="text" style:parent-style-name="Default_20_Paragraph_20_Font">
      <style:text-properties fo:color="#4f81bd" style:font-name="Cambria" fo:font-family="Cambria" style:font-family-generic="swiss" fo:font-style="italic" fo:font-weight="bold" style:font-name-asian="Calibri2" style:font-family-asian="Calibri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Τίτλος_20_Char" style:display-name="Τίτλος Char" style:family="text" style:parent-style-name="Default_20_Paragraph_20_Font">
      <style:text-properties fo:color="#17365d" style:font-name="Cambria" fo:font-family="Cambria" style:font-family-generic="swiss" fo:font-size="26pt" fo:letter-spacing="0.009cm" style:letter-kerning="true" style:font-name-asian="Calibri2" style:font-family-asian="Calibri" style:font-family-generic-asian="system" style:font-pitch-asian="variabl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Απλό_20_κείμενο_20_Char" style:display-name="Απλό κείμενο Char" style:family="text" style:parent-style-name="Default_20_Paragraph_20_Font">
      <style:text-properties style:font-name="Courier New" fo:font-family="'Courier New'" style:font-family-generic="swiss" fo:font-size="10pt" style:font-name-asian="Times New Roman1" style:font-family-asian="'Times New Roman'" style:font-family-generic-asian="system" style:font-pitch-asian="variable" style:font-size-asian="10pt" style:language-asian="el" style:country-asian="GR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Προ-διαμορφωμένο_20_HTML_20_Char" style:display-name="Προ-διαμορφωμένο HTML Char" style:family="text" style:parent-style-name="Default_20_Paragraph_20_Font">
      <style:text-properties style:font-name="Courier New" fo:font-family="'Courier New'" style:font-family-generic="swiss" fo:font-size="10pt" style:font-name-asian="Calibri2" style:font-family-asian="Calibri" style:font-family-generic-asian="system" style:font-pitch-asian="variable" style:font-size-asian="10pt" style:language-asian="el" style:country-asian="GR" style:font-name-complex="Courier New1" style:font-family-complex="'Courier New'" style:font-family-generic-complex="system" style:font-pitch-complex="variable" style:font-size-complex="10pt" style:language-complex="he" style:country-complex="IL"/>
    </style:style>
    <style:style style:name="brokenref" style:family="text" style:parent-style-name="Default_20_Paragraph_20_Font">
      <style:text-properties text:display="true"/>
    </style:style>
    <style:style style:name="texhtml" style:family="text" style:parent-style-name="Default_20_Paragraph_20_Font">
      <style:text-properties style:font-name="Times New Roman" fo:font-family="'Times New Roman'" style:font-family-generic="swiss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mw-geshi" style:family="text" style:parent-style-name="Default_20_Paragraph_20_Font">
      <style:text-properties style:font-name="Courier New" fo:font-family="'Courier New'" style:font-family-generic="swiss" style:font-name-complex="Courier New1" style:font-family-complex="'Courier New'" style:font-family-generic-complex="system" style:font-pitch-complex="variable"/>
    </style:style>
    <style:style style:name="collapsebutton1" style:family="text" style:parent-style-name="Default_20_Paragraph_20_Font">
      <style:text-properties fo:font-weight="normal" style:font-weight-asian="normal" style:font-weight-complex="normal" text:display="true"/>
    </style:style>
    <style:style style:name="mw-collapsible-toggle1" style:family="text" style:parent-style-name="Default_20_Paragraph_20_Font">
      <style:text-properties fo:font-weight="normal" style:font-weight-asian="normal" style:font-weight-complex="normal" text:display="true"/>
    </style:style>
    <style:style style:name="texhtml1" style:family="text" style:parent-style-name="Default_20_Paragraph_20_Font">
      <style:text-properties style:font-name="Times New Roman" fo:font-family="'Times New Roman'" style:font-family-generic="swiss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ocnumber2" style:family="text" style:parent-style-name="Default_20_Paragraph_20_Font"/>
    <style:style style:name="toctext" style:family="text" style:parent-style-name="Default_20_Paragraph_20_Font"/>
    <style:style style:name="mw-headline" style:family="text" style:parent-style-name="Default_20_Paragraph_20_Font"/>
    <style:style style:name="mw-editsection" style:family="text" style:parent-style-name="Default_20_Paragraph_20_Font"/>
    <style:style style:name="mw-editsection-bracket" style:family="text" style:parent-style-name="Default_20_Paragraph_20_Font"/>
    <style:style style:name="mw-cite-backlink" style:family="text" style:parent-style-name="Default_20_Paragraph_20_Font"/>
    <style:style style:name="reference-text" style:family="text" style:parent-style-name="Default_20_Paragraph_20_Font"/>
    <style:style style:name="z-Αρχή_20_φόρμας_20_Char" style:display-name="z-Αρχή φόρμας Char" style:family="text" style:parent-style-name="Default_20_Paragraph_20_Font">
      <style:text-properties style:font-name="Arial" fo:font-family="Arial" style:font-family-generic="swiss" fo:font-size="8pt" style:font-name-asian="Calibri2" style:font-family-asian="Calibri" style:font-family-generic-asian="system" style:font-pitch-asian="variable" style:font-size-asian="8pt" style:language-asian="el" style:country-asian="GR" style:font-name-complex="Arial1" style:font-family-complex="Arial" style:font-family-generic-complex="system" style:font-pitch-complex="variable" style:font-size-complex="8pt" style:language-complex="he" style:country-complex="IL" text:display="none"/>
    </style:style>
    <style:style style:name="z-Τέλος_20_φόρμας_20_Char" style:display-name="z-Τέλος φόρμας Char" style:family="text" style:parent-style-name="Default_20_Paragraph_20_Font">
      <style:text-properties style:font-name="Arial" fo:font-family="Arial" style:font-family-generic="swiss" fo:font-size="8pt" style:font-name-asian="Calibri2" style:font-family-asian="Calibri" style:font-family-generic-asian="system" style:font-pitch-asian="variable" style:font-size-asian="8pt" style:language-asian="el" style:country-asian="GR" style:font-name-complex="Arial1" style:font-family-complex="Arial" style:font-family-generic-complex="system" style:font-pitch-complex="variable" style:font-size-complex="8pt" style:language-complex="he" style:country-complex="IL" text:display="non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Προεπιλεγμένη_20_γραμματοσειρά" style:display-name="Προεπιλεγμένη γραμματοσειρά" style:family="text"/>
    <style:style style:name="Υπερ-σύνδεση" style:family="text" style:parent-style-name="Προεπιλεγμένη_20_γραμματοσειρά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9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9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10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0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11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1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1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2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2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3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13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4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4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4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code Fonts for Ancient Scripts</dc:title>
    <meta:initial-creator>George Douros</meta:initial-creator>
    <meta:editing-cycles>69</meta:editing-cycles>
    <meta:creation-date>2014-01-03T13:38:00</meta:creation-date>
    <dc:date>2020-03-11T13:54:51.820000000</dc:date>
    <meta:editing-duration>PT3H25M2S</meta:editing-duration>
    <meta:generator>LibreOffice/5.4.2.2$Windows_x86 LibreOffice_project/22b09f6418e8c2d508a9eaf86b2399209b0990f4</meta:generator>
    <dc:subject>UFAS documentation</dc:subject>
    <meta:document-statistic meta:table-count="0" meta:image-count="0" meta:object-count="0" meta:page-count="4" meta:paragraph-count="13" meta:word-count="1529" meta:character-count="3471" meta:non-whitespace-character-count="1953"/>
    <meta:template xlink:type="simple" xlink:actuate="onRequest" xlink:title="Normal.dotm" xlink:href=""/>
  </office:meta>
</office:document-meta>
</file>